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E0000001808DC69F747BC56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2" svg:font-family="'B Nazanin'" style:font-pitch="variable"/>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dc8cd5" officeooo:paragraph-rsid="00dc8cd5"/>
    </style:style>
    <style:style style:name="P2" style:family="paragraph" style:parent-style-name="Text_20_body">
      <style:paragraph-properties fo:text-align="justify" style:justify-single-word="false"/>
      <style:text-properties officeooo:rsid="00dda4b3" officeooo:paragraph-rsid="00dda4b3"/>
    </style:style>
    <style:style style:name="P3" style:family="paragraph" style:parent-style-name="Text_20_body">
      <style:paragraph-properties fo:text-align="justify" style:justify-single-word="false"/>
      <style:text-properties officeooo:rsid="00df5b34" officeooo:paragraph-rsid="00df5b34"/>
    </style:style>
    <style:style style:name="P4" style:family="paragraph" style:parent-style-name="Text_20_body">
      <style:paragraph-properties fo:text-align="justify" style:justify-single-word="false"/>
      <style:text-properties officeooo:rsid="00e1018c" officeooo:paragraph-rsid="00e1018c"/>
    </style:style>
    <style:style style:name="P5" style:family="paragraph" style:parent-style-name="Text_20_body">
      <style:paragraph-properties fo:text-align="justify" style:justify-single-word="false"/>
      <style:text-properties officeooo:rsid="00e13d48" officeooo:paragraph-rsid="00e13d48"/>
    </style:style>
    <style:style style:name="P6" style:family="paragraph" style:parent-style-name="Text_20_body">
      <style:paragraph-properties fo:text-align="justify" style:justify-single-word="false"/>
      <style:text-properties officeooo:rsid="00e2567c" officeooo:paragraph-rsid="00e2567c"/>
    </style:style>
    <style:style style:name="P7" style:family="paragraph" style:parent-style-name="Text_20_body">
      <style:paragraph-properties fo:text-align="justify" style:justify-single-word="false"/>
      <style:text-properties officeooo:rsid="00e2907f" officeooo:paragraph-rsid="00e2907f"/>
    </style:style>
    <style:style style:name="P8" style:family="paragraph" style:parent-style-name="Text_20_body">
      <style:paragraph-properties fo:text-align="justify" style:justify-single-word="false"/>
      <style:text-properties officeooo:rsid="00e2ba84" officeooo:paragraph-rsid="00e2ba84"/>
    </style:style>
    <style:style style:name="P9" style:family="paragraph" style:parent-style-name="Text_20_body">
      <style:paragraph-properties fo:text-align="justify" style:justify-single-word="false"/>
      <style:text-properties officeooo:rsid="00e495f8" officeooo:paragraph-rsid="00e495f8"/>
    </style:style>
    <style:style style:name="P10" style:family="paragraph" style:parent-style-name="Text_20_body">
      <style:paragraph-properties fo:text-align="justify" style:justify-single-word="false" style:writing-mode="lr-tb"/>
      <style:text-properties officeooo:rsid="00e2ba84" officeooo:paragraph-rsid="00e2ba84"/>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8000"/>
    </style:style>
    <style:style style:name="T2" style:family="text">
      <style:text-properties fo:color="#808000"/>
    </style:style>
    <style:style style:name="T3" style:family="text">
      <style:text-properties fo:color="#c0c0c0"/>
    </style:style>
    <style:style style:name="T4" style:family="text">
      <style:text-properties fo:color="#800080"/>
    </style:style>
    <style:style style:name="T5" style:family="text">
      <style:text-properties fo:color="#800080" fo:font-weight="bold"/>
    </style:style>
    <style:style style:name="T6" style:family="text">
      <style:text-properties fo:color="#00677c" fo:font-weight="bold"/>
    </style:style>
    <style:style style:name="T7" style:family="text">
      <style:text-properties fo:color="#00677c" fo:font-weight="bold" fo:background-color="#ffffff" loext:char-shading-value="0"/>
    </style:style>
    <style:style style:name="T8" style:family="text">
      <style:text-properties fo:color="#00677c" fo:background-color="#ffffff" loext:char-shading-value="0"/>
    </style:style>
    <style:style style:name="T9" style:family="text">
      <style:text-properties fo:color="#092e64"/>
    </style:style>
    <style:style style:name="T10" style:family="text">
      <style:text-properties style:font-name-complex="B Nazanin2"/>
    </style:style>
    <style:style style:name="T11" style:family="text">
      <style:text-properties officeooo:rsid="00dc8cd5" style:font-name-complex="B Nazanin2"/>
    </style:style>
    <style:style style:name="T12" style:family="text">
      <style:text-properties fo:font-weight="bold" style:font-weight-asian="bold" style:font-weight-complex="bold"/>
    </style:style>
    <style:style style:name="T13" style:family="text">
      <style:text-properties officeooo:rsid="00dda4b3"/>
    </style:style>
    <style:style style:name="T14" style:family="text">
      <style:text-properties fo:color="#00008b"/>
    </style:style>
    <style:style style:name="T15" style:family="text">
      <style:text-properties fo:color="#00008b" fo:font-weight="bold" style:font-weight-asian="bold" style:font-weight-complex="bold"/>
    </style:style>
    <style:style style:name="T16" style:family="text">
      <style:text-properties officeooo:rsid="00ddce31"/>
    </style:style>
    <style:style style:name="T17" style:family="text">
      <style:text-properties officeooo:rsid="00df5b34"/>
    </style:style>
    <style:style style:name="T18" style:family="text">
      <style:text-properties officeooo:rsid="00e2567c"/>
    </style:style>
    <style:style style:name="T19" style:family="text">
      <style:text-properties officeooo:rsid="00e2907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419_3000949769" text:style-name="Index_20_Link" text:visited-style-name="Index_20_Link">صریحا اجازه ندهید از توابعی که کامپایلر تولید می‌کند استفاده شود<text:tab/>1</text:a></text:p>
        </text:index-body>
      </text:table-of-content>
      <text:h text:style-name="Heading_20_3" text:outline-level="3"><text:bookmark-start text:name="__RefHeading___Toc1419_3000949769"/><text:span text:style-name="Source_20_Text"><text:span text:style-name="T10">صریحا </text:span></text:span><text:span text:style-name="Source_20_Text"><text:span text:style-name="T11">می‌توانید</text:span></text:span><text:span text:style-name="Source_20_Text"><text:span text:style-name="T10"> اجازه ندهید از توابعی که کامپایلر تولید می‌کند استفاده شود</text:span></text:span><text:bookmark-end text:name="__RefHeading___Toc1419_3000949769"/></text:h>
      <text:p text:style-name="P1">فرض کنید که یک سیستم مدیریت املاک داریم که کارش فروختن خانه هست، و نرم افزاری که چنین چیزی را مدیریت می‌کند طبیعتا دارای یک کلاس هست که خانه‌های برای فروش را ارایه می‌کند:</text:p>
      <text:p text:style-name="codesection"><text:span text:style-name="T2">class</text:span><text:span text:style-name="T3"> </text:span><text:span text:style-name="T5">HomeForSale</text:span></text:p>
      <text:p text:style-name="codesection">{</text:p>
      <text:p text:style-name="codesection">};</text:p>
      <text:p text:style-name="P1">همچنان که هر مشاور املاکی در این سیستم به سادگی قابل دسترسی است، هر ویژگی نیز یکتا هست؟ نه ممکنه چند ملک در چند املاکی به ثبت رسیده باشه. این موردی است که، ایده‌ی کپی کردن HomeForSale منطقی به نظر میرسد. چطور می‌تونیم چیزی رو کپی کنیم که از یک کلاس یونیک ارث بری کرده؟ <text:span text:style-name="T13">بنابراین احتمالا شما دوست خواهید داشت که چنین کدهایی برایتان کامپایل نشوند</text:span>.</text:p>
      <text:p text:style-name="codesection"><text:span text:style-name="T3"><text:s text:c="4"/></text:span><text:span text:style-name="T4">HomeForSale</text:span><text:span text:style-name="T3"> </text:span><text:span text:style-name="T9">h1</text:span>;</text:p>
      <text:p text:style-name="codesection"><text:span text:style-name="T3"><text:s text:c="4"/></text:span><text:span text:style-name="T4">HomeForSale</text:span><text:span text:style-name="T3"> </text:span><text:span text:style-name="T9">h2</text:span>;</text:p>
      <text:p text:style-name="codesection"><text:span text:style-name="T3"><text:s text:c="4"/></text:span><text:span text:style-name="T4">HomeForSale</text:span><text:span text:style-name="T3"> </text:span><text:span text:style-name="T9">h3</text:span>(<text:span text:style-name="T9">h1</text:span>);<text:span text:style-name="T3"> <text:s/></text:span><text:span text:style-name="T1">//</text:span><text:span text:style-name="T3"> </text:span><text:span text:style-name="T1">we</text:span><text:span text:style-name="T3"> </text:span><text:span text:style-name="T1">want</text:span><text:span text:style-name="T3"> </text:span><text:span text:style-name="T1">to</text:span><text:span text:style-name="T3"> </text:span><text:span text:style-name="T1">not</text:span><text:span text:style-name="T3"> </text:span><text:span text:style-name="T1">compile</text:span></text:p>
      <text:p text:style-name="codesection"><text:span text:style-name="T3"><text:s text:c="4"/></text:span><text:span text:style-name="T9">h1</text:span>=<text:span text:style-name="T9">h2</text:span>;<text:span text:style-name="T3"> <text:s text:c="2"/></text:span><text:span text:style-name="T1">//we</text:span><text:span text:style-name="T3"> </text:span><text:span text:style-name="T1">want</text:span><text:span text:style-name="T3"> </text:span><text:span text:style-name="T1">to</text:span><text:span text:style-name="T3"> </text:span><text:span text:style-name="T1">not</text:span><text:span text:style-name="T3"> </text:span><text:span text:style-name="T1">compile</text:span></text:p>
      <text:p text:style-name="P2">در هر صورت، جلوگیری از کامپایل این کدها خیلی هم آسان نیست. معمولا، وقتی شما می‌خواهید که یک کلاس خاص از یک کاربرد خاص پشتیبانی نداشته باشه، به صورت ساده اون رو کلا تعریف نمی‌کنید ولی همونطور که در آیتم ۵ دیدیم، این استراتژی برای <text:span text:style-name="T15">کپی سازنده</text:span><text:span text:style-name="T12"> </text:span>و<text:span text:style-name="T12"> </text:span><text:span text:style-name="T15">اپراتور انتساب</text:span><text:span text:style-name="T12"> </text:span>عمل نمی‌کند. <text:span text:style-name="T16">چون اگه اون‌ها رو تعریف نکنیم کامپایلر در صورت لزوم ورژن دلخواه خودش از این‌هارا برایمان می‌سازد.</text:span></text:p>
      <text:p text:style-name="P3">همچین چیزی شمارو توی تنگنا قرار میده، چرا که اگر <text:span text:style-name="T14">کپی سازنده</text:span> و یا <text:span text:style-name="T14">اپراتور انتساب</text:span> رو اعلان نکرده باشید، کامپایلر خودش این توابع رو برای شما خواهد ساخت. بنابراین کلاس، قابلیت کپی کردن رو پیدا می‌کنه. و اگر خودتون این توابع رو اعلان کرده باشید در این صورت هم دوباره کلاس از این توابع پشتیبانی داره!! . ولی هدف ما در این بخش این هست که از انجام چنین کاری ممانعت به عمل بیاوریم.</text:p>
      <text:p text:style-name="P4">و اما راه حل چیست؟ کامپایلر این توابع رو به صورت public تولید می‌کنه و برای این که جلوی تولید کردن دوباره این توابع رو بگیریم، مجبوریم اون‌هارو خودمون تعریف کنیم، اما نیازی نیست که این توابع رو به صورت عمومی تعریف کنیم. بنابراین <text:span text:style-name="T14">کپی سازنده</text:span> و <text:span text:style-name="T14">اپراتور انتساب</text:span> رو به صورت خصوصی تعریف می‌کنیم. با اعلان کردن یک تابع عضو از این که کامپایلر دوباره کاری کنه و اون توابع رو بسازه جلوگیری کردیم، و با خصوصی اعلان کردنش می‌تونیم مطمعن بشیم که کسی نمی‌تونه بیرون از کلاس این توابع رو صدا بزنه<text:span text:style-name="T17">.<text:tab/></text:span></text:p>
      <text:p text:style-name="P5"><text:soft-page-break/>این روش خیلی روش مطمعن و جامعی نیست(بعد‌ها در ++C مدرن روش کامل‌تر را خواهیم دید). چرا این روش کاملی نیست؟ چرا که توابع عضو و توابع دوست همچنان می‌تونند توابع خصوصی رو صدا بزنند. مگر‌این که شما به اندازه‌ی کافی باهوش باشید که اون‌ها رو کلا تعریف نکنید. حال اگر کسی کد شمارو داشته باشه و بخواهد که این چنین چیزی رو صدا بزنه، در موقع link-time به ارور خواهد خورد. این کلک که توابع عضو رو به صورت خصوصی تعریف کنیم و حواسمون جمع باشه که از اون‌ها خودمون استفاده نکنیم، در یک کتابخانه‌ی خیلی معروف مثلا کتابخانه‌ iostream انجام شده.</text:p>
      <text:p text:style-name="P5">به عنوان مثال می‌تونید یک نگاهی به نحوه‌ی پیاده‌سازی ios_base, basic_ios و sentry توی پیاده‌سازی standat library داشته باشید. <text:span text:style-name="T18">وقتی که این پیاده‌سازی‌هارو نگاه کنید متوجه می‌شوید که هم copy constructor و هم copy assignment operator به صورت خصوصی اعلان شده و هیچوقت تعریف یا define نشده‌اند. اعمال این کلک روی کلاس خودمون خیلی ساده است ببینید:</text:span></text:p>
      <text:p text:style-name="codesection"><text:span text:style-name="T2">class</text:span><text:span text:style-name="T3"> </text:span><text:span text:style-name="T5">HomeForSale</text:span></text:p>
      <text:p text:style-name="codesection">{</text:p>
      <text:p text:style-name="codesection"><text:span text:style-name="T2">public</text:span>:</text:p>
      <text:p text:style-name="codesection"><text:span text:style-name="T3"><text:s text:c="4"/></text:span><text:span text:style-name="T6">HomeForSale</text:span>();<text:span text:style-name="T3"> <text:s text:c="4"/></text:span><text:span text:style-name="T1">//declare</text:span><text:span text:style-name="T3"> </text:span><text:span text:style-name="T1">constructor</text:span></text:p>
      <text:p text:style-name="codesection"><text:span text:style-name="T2">private</text:span>:</text:p>
      <text:p text:style-name="codesection"><text:span text:style-name="T3"><text:s text:c="4"/></text:span><text:span text:style-name="T6">HomeForSale</text:span>(<text:span text:style-name="T2">const</text:span><text:span text:style-name="T3"> </text:span><text:span text:style-name="T4">HomeForSale</text:span>&amp;);<text:span text:style-name="T3"> <text:s text:c="12"/></text:span><text:span text:style-name="T1">//declare</text:span><text:span text:style-name="T3"> </text:span><text:span text:style-name="T1">but</text:span><text:span text:style-name="T3"> </text:span><text:span text:style-name="T1">not</text:span><text:span text:style-name="T3"> </text:span><text:span text:style-name="T1">defined</text:span></text:p>
      <text:p text:style-name="codesection"><text:span text:style-name="T3"><text:s text:c="4"/></text:span><text:span text:style-name="T4">HomeForSale</text:span>&amp;<text:span text:style-name="T3"> </text:span><text:span text:style-name="T2">operator</text:span>=(<text:span text:style-name="T2">const</text:span><text:span text:style-name="T3"> </text:span><text:span text:style-name="T4">HomeForSale</text:span>&amp;);<text:span text:style-name="T3"> <text:s/></text:span><text:span text:style-name="T1">//declare</text:span><text:span text:style-name="T3"> </text:span><text:span text:style-name="T1">but</text:span><text:span text:style-name="T3"> </text:span><text:span text:style-name="T1">not</text:span><text:span text:style-name="T3"> </text:span><text:span text:style-name="T1">defined</text:span></text:p>
      <text:p text:style-name="codesection">};</text:p>
      <text:p text:style-name="codesection"><text:span text:style-name="T4">HomeForSale</text:span>::<text:span text:style-name="T7">HomeForSale</text:span>()<text:span text:style-name="T3"> <text:s text:c="2"/></text:span><text:span text:style-name="T1">//define</text:span><text:span text:style-name="T3"> </text:span><text:span text:style-name="T1">constructor</text:span></text:p>
      <text:p text:style-name="codesection">{</text:p>
      <text:p text:style-name="codesection">}</text:p>
      <text:p text:style-name="P6">شاید در کد‌های بالا این نظرتون رو به خودش جلب کرده باشه که چرا نام پارامتر‌های توابع رو اصلا نیاورده‌ایم!!. در واقع نیازی به ذکر کردن این اسامی نیز نیست، این یک توافق عمومی توی زبان هست. چون این توابع اصلا قرار نیست که پیاده‌سازی بشن، پس چه نیازی به ذکر کردن اسامی پارامتر‌ها هست؟</text:p>
      <text:p text:style-name="P6">با پیاد‌ه سازی بالا، کامپایلر <text:span text:style-name="T19">هیچ دسترسی‌ای به مشتری نمیده که بتونه شیء HomeForSale رو کپی کنه، و حتی اگه شما بخواین توی تابع عضو و یا یک تابع دوست از این توابع ممنوعه استفاده کنید، linker بهتون ارور میده. در خاطر داشته باشید که ما می‌تونیم خطایی که موقع link-time میگیریم رو به compile time ببریم(انجام این کار خیلی توصیه میشه، چون این که ارور رو زودتر بگیریم بهتر از این هست که بعدا بخواهیم خطارو ببینیم)، این کار رو می‌تونیم با اعلان کپی سازنده و اپراتور انتساب به صورت خصوصی انجام بدیم، اما نه در خود کلاس بلکه در کلاس base باید این کار انجام بشه، فرض کنید کلاس base ما یک کلاس به صورت زیر باشه:</text:span></text:p>
      <text:p text:style-name="P6"/>
      <text:p text:style-name="P6"><text:soft-page-break/></text:p>
      <text:p text:style-name="codesection"><text:span text:style-name="T2">class</text:span><text:span text:style-name="T3"> </text:span><text:span text:style-name="T5">unCopyable</text:span></text:p>
      <text:p text:style-name="codesection">{</text:p>
      <text:p text:style-name="codesection"><text:span text:style-name="T2">protected</text:span>:</text:p>
      <text:p text:style-name="codesection"><text:span text:style-name="T3"><text:s text:c="4"/></text:span><text:span text:style-name="T7">unCopyable</text:span>()<text:span text:style-name="T3"> </text:span>{}</text:p>
      <text:p text:style-name="codesection"><text:span text:style-name="T3"><text:s text:c="4"/></text:span>~<text:span text:style-name="T7">unCopyable</text:span>()<text:span text:style-name="T3"> </text:span>{}</text:p>
      <text:p text:style-name="codesection"><text:span text:style-name="T2">private</text:span>:</text:p>
      <text:p text:style-name="codesection"><text:span text:style-name="T3"><text:s text:c="4"/></text:span><text:span text:style-name="T6">unCopyable</text:span>(<text:span text:style-name="T2">const</text:span><text:span text:style-name="T3"> </text:span><text:span text:style-name="T4">unCopyable</text:span>&amp;);</text:p>
      <text:p text:style-name="codesection"><text:span text:style-name="T3"><text:s text:c="4"/></text:span><text:span text:style-name="T4">unCopyable</text:span>&amp;<text:span text:style-name="T3"> </text:span><text:span text:style-name="T8">operator=</text:span>(<text:span text:style-name="T2">const</text:span><text:span text:style-name="T3"> </text:span><text:span text:style-name="T4">unCopyable</text:span>&amp;);</text:p>
      <text:p text:style-name="codesection">};</text:p>
      <text:p text:style-name="P6"/>
      <text:p text:style-name="P7">در این صورت کلاس HomeForSale رو از این کلاس ارث بری می‌کنیم.</text:p>
      <text:p text:style-name="codesection"><text:span text:style-name="T2">class</text:span><text:span text:style-name="T3"> </text:span><text:span text:style-name="T5">HomeForSale</text:span><text:span text:style-name="T3"> </text:span>:<text:span text:style-name="T2">private</text:span><text:span text:style-name="T3"> </text:span><text:span text:style-name="T4">unCopyable</text:span></text:p>
      <text:p text:style-name="codesection">{</text:p>
      <text:p text:style-name="codesection">};</text:p>
      <text:p text:style-name="P7"/>
      <text:p text:style-name="P7">در این صورت اگه بخواهیم، مثلا اپراتور انتساب رو استفاده کنیم به همچین اروری برخورد خواهیم کرد.</text:p>
      <text:p text:style-name="P8"><draw:frame draw:style-name="fr1" draw:name="Image1" text:anchor-type="paragraph" svg:width="6.9252in" svg:height="0.2165in" draw:z-index="0"><draw:image xlink:href="Pictures/10000000000002FE0000001808DC69F747BC56DC.png" xlink:type="simple" xlink:show="embed" xlink:actuate="onLoad" loext:mime-type="image/png"/></draw:frame>چرا این کد درست کار می‌کنه؟ چرا که کامپایلر تلاش می‌کنه تا کپی سازنده و اپراتور انتساب رو برای هر کسی که تلاش می‌کنه تا شیء HomeForSale رو کپی کنه، بسازه، حتی اگه تابع عضو و یا تابع دوست باشه. همانطور که در آیتم ۱۲ خواهیم دید، تابعی که کامپایلر برای این‌ها تولید می‌کنه، سعی می‌کنه تا همتای این توابع رو از کلاس base صدا بزنه، و چنین فراخوانی reject میشه، چرا که این توابع در کلاس base به صورت خصوصی تعریف شده.</text:p>
      <text:p text:style-name="P9">پیاده‌سازی و استفاده از Uncopyable ظرافت خاص خودش رو داره، مثل این مورد که ارث‌بری از Uncopyable نیازی نیست به صورت public باشه(آیتم ۳۲ و ۳۹ رو ببینید)، و این که مخرب Uncopyable نیازی نیست به صورت virtual باشه(آیتم ۷ رو ببینید). چرا که Uncopyable هیچ نوع دیتایی نداره، در این صورت مستعد بهینه‌سازی کلاس خالی base هست که در آیتم ۳۹ خواهیم دید، استفاده از این تکنیک ممکنه منجر به ارث‌بری چندگانه بشه(آیتم چهلم رو ببینید). ارث‌بری چندگانه، در عوض، ممکنه بهینه‌سازی کلاس خالی رو کنسل کنه(آیتم ۳۹ رو ببینید). در حالت کلی، شما می‌تونید این ظرافت‌های طراحی رو نادیده بگیرید و همانطور‌ی که Uncopyable رو دیدیم ازش استفاده کنید. همچنین شما می‌تونید از ورژنی که توی Boost هست استفاده کنید (آیتم ۵۵ رو ببینید). اسم اون کلاس noncopyable . این کلاس، کلاس مناسبیه فقط اسمش یه خورده غیر عادی بود که من عوضش کرد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2" svg:font-family="'B Nazanin'" style:font-pitch="variable"/>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text-properties fo:font-size="12pt" fo:font-weight="normal"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line-height="0.1799in" fo:text-align="start" style:justify-single-word="false" style:page-number="auto" fo:background-color="#eeeeee" style:shadow="none" style:writing-mode="lr-tb">
        <style:tab-stops/>
      </style:paragraph-properties>
      <style:text-properties fo:font-size="10pt" fo:font-weight="normal"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09T14:47:55.816766766</dc:date>
    <meta:editing-duration>PT11H32M29S</meta:editing-duration>
    <meta:editing-cycles>59</meta:editing-cycles>
    <meta:generator>LibreOffice/6.1.4.2$Linux_X86_64 LibreOffice_project/10$Build-2</meta:generator>
    <meta:document-statistic meta:table-count="0" meta:image-count="1" meta:object-count="0" meta:page-count="3" meta:paragraph-count="46" meta:word-count="1028" meta:character-count="5556" meta:non-whitespace-character-count="4507"/>
  </office:meta>
</office:document-meta>
</file>